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2.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6"/>
        <table:table-column table:style-name="co1" table:default-cell-style-name="Default"/>
        <table:table-column table:style-name="co5" table:default-cell-style-name="Default"/>
        <table:table-column table:style-name="co1" table:default-cell-style-name="ce13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style-name="ce1"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"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style-name="ce1"/>
          <table:table-cell table:style-name="ce5"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table:style-name="ce3"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style-name="ce1"/>
          <table:table-cell table:style-name="ce5"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style-name="ce1"/>
          <table:table-cell table:style-name="ce5"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style-name="ce1"/>
          <table:table-cell table:style-name="ce5"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style-name="ce1"/>
          <table:table-cell table:style-name="ce5" office:value-type="date" office:date-value="2020-08-30" calcext:value-type="date">
            <text:p>30/08/20</text:p>
          </table:table-cell>
          <table:table-cell table:formula="of:=SUM([.C20:.C23])" office:value-type="float" office:value="16" calcext:value-type="float">
            <text:p>16</text:p>
          </table:table-cell>
          <table:table-cell table:style-name="ce6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style-name="ce1"/>
          <table:table-cell table:style-name="ce5" office:value-type="date" office:date-value="2020-09-06" calcext:value-type="date">
            <text:p>06/09/20</text:p>
          </table:table-cell>
          <table:table-cell table:formula="of:=SUM([.C24:.C27])" office:value-type="float" office:value="16" calcext:value-type="float">
            <text:p>16</text:p>
          </table:table-cell>
          <table:table-cell table:style-name="ce6" office:value-type="string" calcext:value-type="string">
            <text:p>Uso de RTC – Calibrado – Valores de 8 bits</text:p>
          </table:table-cell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style-name="ce1"/>
          <table:table-cell table:style-name="ce5" office:value-type="date" office:date-value="2020-09-13" calcext:value-type="date">
            <text:p>13/09/20</text:p>
          </table:table-cell>
          <table:table-cell table:formula="of:=SUM([.C28:.C31])" office:value-type="float" office:value="15" calcext:value-type="float">
            <text:p>15</text:p>
          </table:table-cell>
          <table:table-cell table:style-name="ce6" office:value-type="string" calcext:value-type="string">
            <text:p>Transferencia de datos entre tareas – Comienzo con HTTP</text:p>
          </table:table-cell>
        </table:table-row>
        <table:table-row table:style-name="ro1">
          <table:table-cell/>
          <table:table-cell table:style-name="ce3"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style-name="ce1"/>
          <table:table-cell table:style-name="ce5" office:value-type="date" office:date-value="2020-09-20" calcext:value-type="date">
            <text:p>20/09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style-name="ce1"/>
          <table:table-cell table:style-name="ce5" office:value-type="date" office:date-value="2020-09-27" calcext:value-type="date">
            <text:p>27/09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style-name="ce1"/>
          <table:table-cell table:style-name="ce5" office:value-type="date" office:date-value="2020-10-04" calcext:value-type="date">
            <text:p>04/10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style-name="ce1"/>
          <table:table-cell table:style-name="ce5" office:value-type="date" office:date-value="2020-10-11" calcext:value-type="date">
            <text:p>11/10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style-name="ce1"/>
          <table:table-cell table:style-name="ce5" office:value-type="date" office:date-value="2020-10-18" calcext:value-type="date">
            <text:p>18/10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 table:style-name="ce1"/>
          <table:table-cell table:style-name="ce5" office:value-type="date" office:date-value="2020-10-25" calcext:value-type="date">
            <text:p>25/10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 table:style-name="ce1"/>
          <table:table-cell table:style-name="ce5" office:value-type="date" office:date-value="2020-11-01" calcext:value-type="date">
            <text:p>01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 table:style-name="ce1"/>
          <table:table-cell table:style-name="ce5" office:value-type="date" office:date-value="2020-11-08" calcext:value-type="date">
            <text:p>08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 table:style-name="ce1"/>
          <table:table-cell table:style-name="ce5" office:value-type="date" office:date-value="2020-11-15" calcext:value-type="date">
            <text:p>15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 table:style-name="ce1"/>
          <table:table-cell table:style-name="ce5" office:value-type="date" office:date-value="2020-11-22" calcext:value-type="date">
            <text:p>22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 table:style-name="ce1"/>
          <table:table-cell table:style-name="ce5" office:value-type="date" office:date-value="2020-11-29" calcext:value-type="date">
            <text:p>29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 table:style-name="ce1"/>
          <table:table-cell table:style-name="ce5" office:value-type="date" office:date-value="2020-12-06" calcext:value-type="date">
            <text:p>06/12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 table:style-name="ce1"/>
          <table:table-cell table:style-name="ce5" office:value-type="date" office:date-value="2020-12-13" calcext:value-type="date">
            <text:p>13/12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9-04" calcext:value-type="date">
            <text:p>0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/>
          <table:table-cell table:style-name="ce5" office:value-type="date" office:date-value="2020-12-20" calcext:value-type="date">
            <text:p>20/12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7" calcext:value-type="date">
            <text:p>07/09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ites de NVS – Publicacion en stackoverflow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08" calcext:value-type="date">
            <text:p>08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mbio a RTC – Funcionando</text:p>
          </table:table-cell>
          <table:table-cell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Usando half float – Agregado de esqueleto p/wif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1" calcext:value-type="date">
            <text:p>1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gregado de calibracion y escalado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4" calcext:value-type="date">
            <text:p>14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roblemas con Framewor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5" calcext:value-type="date">
            <text:p>15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MainTas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6" calcext:value-type="date">
            <text:p>16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TransferTask – Pruebas con TCP-UDP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8" calcext:value-type="date">
            <text:p>18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gregado de HTTPS – No funcion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1" calcext:value-type="date">
            <text:p>2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Funcionamiento HTTP – Requerimientos terminado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2" calcext:value-type="date">
            <text:p>22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ejoras en envio – Bateria no conecta wif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3" calcext:value-type="date">
            <text:p>23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Medidas de corriente, problema persiste</text:p>
          </table:table-cell>
          <table:table-cell table:number-columns-repeated="2"/>
          <table:table-cell table:style-name="Default"/>
          <table:table-cell/>
        </table:table-row>
        <table:table-row table:style-name="ro1" table:number-rows-repeated="8">
          <table:table-cell/>
          <table:table-cell table:style-name="ce6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42])" office:value-type="float" office:value="102" calcext:value-type="float">
            <text:p>102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11:49:45.946616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09-23T11:50:24.553913399</dc:date>
    <meta:editing-duration>PT7H24M10S</meta:editing-duration>
    <meta:editing-cycles>47</meta:editing-cycles>
    <meta:generator>LibreOffice/7.0.1.2$Linux_X86_64 LibreOffice_project/00$Build-2</meta:generator>
    <meta:document-statistic meta:table-count="1" meta:cell-count="141" meta:object-count="0"/>
  </office:meta>
</office:document-meta>
</file>